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1.251cm" fo:margin-right="0cm" fo:margin-top="0cm" fo:margin-bottom="0cm" style:contextual-spacing="true" fo:line-height="100%" fo:text-indent="-0.635cm" style:auto-text-indent="false"/>
    </style:style>
    <style:style style:name="P2" style:family="paragraph" style:parent-style-name="List_20_Paragraph" style:list-style-name="WWNum2">
      <style:paragraph-properties fo:margin-left="1.251cm" fo:margin-right="0cm" fo:margin-top="0cm" fo:margin-bottom="0cm" style:contextual-spacing="true" fo:line-height="100%" fo:text-indent="-0.635cm" style:auto-text-indent="false"/>
    </style:style>
    <style:style style:name="P3" style:family="paragraph" style:parent-style-name="List_20_Paragraph" style:list-style-name="WWNum2">
      <style:paragraph-properties fo:margin-left="2.013cm" fo:margin-right="0cm" fo:margin-top="0cm" fo:margin-bottom="0cm" style:contextual-spacing="true" fo:line-height="100%" fo:text-indent="-0.762cm" style:auto-text-indent="false"/>
    </style:style>
    <style:style style:name="P4" style:family="paragraph" style:parent-style-name="List_20_Paragraph" style:list-style-name="WWNum2">
      <style:paragraph-properties fo:margin-left="2.775cm" fo:margin-right="0cm" fo:margin-top="0cm" fo:margin-bottom="0cm" style:contextual-spacing="true" fo:line-height="100%" fo:text-indent="-0.889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FreeSerif" fo:font-size="12pt" style:font-size-asian="12pt" style:font-name-complex="FreeSerif1" style:font-size-complex="12pt"/>
    </style:style>
    <style:style style:name="T1" style:family="text">
      <style:text-properties style:font-name="FreeSerif" fo:font-size="12pt" style:font-name-asian="FreeSerif1" style:font-size-asian="12pt" style:font-name-complex="FreeSerif1" style:font-size-complex="12pt"/>
    </style:style>
    <style:style style:name="T2" style:family="text">
      <style:text-properties style:font-name="FreeSerif" fo:font-size="12pt" style:font-size-asian="12pt" style:font-name-complex="FreeSerif1" style:font-size-complex="12pt"/>
    </style:style>
    <style:style style:name="T3" style:family="text">
      <style:text-properties style:font-name="FreeSerif" fo:font-size="12pt" style:font-size-asian="12pt" style:font-name-complex="FreeSerif1" style:font-size-complex="12pt"/>
    </style:style>
    <style:style style:name="T4" style:family="text">
      <style:text-properties fo:color="#000000" loext:opacity="100%" style:font-name="FreeSerif" fo:font-size="12pt" style:font-name-asian="FreeSerif1" style:font-size-asian="12pt" style:font-name-complex="FreeSerif1" style:font-size-complex="12pt"/>
    </style:style>
    <style:style style:name="T5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6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0563c1" loext:opacity="100%" style:font-name="Times New Roman" fo:font-size="12pt" style:text-underline-style="solid" style:text-underline-width="auto" style:text-underline-color="font-color" style:font-name-asian="Times New Roman1" style:font-size-asian="12pt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3"><text:span text:style-name="T1">Лабораторное занятие №1: «</text:span><text:span text:style-name="T4">Определение предметной области. Архитектурная схема организации</text:span><text:span text:style-name="T1">»</text:span></text:p>
      <text:p text:style-name="P5" loext:marker-style-name="T3"><text:span text:style-name="T1">Задачи:</text:span></text:p>
      <text:list text:style-name="WWNum1">
        <text:list-item>
          <text:p text:style-name="P1" loext:marker-style-name="T2"><text:span text:style-name="T1">Определить предметную область</text:span><text:span text:style-name="T1"/></text:p>
        </text:list-item>
        <text:list-item>
          <text:p text:style-name="P1" loext:marker-style-name="T2"><text:span text:style-name="T1">Проанализировать ключевые бизнес-процессы и требования к системе</text:span><text:span text:style-name="T1"/></text:p>
        </text:list-item>
        <text:list-item>
          <text:p text:style-name="P1" loext:marker-style-name="T2"><text:span text:style-name="T1">Разработать архитектурную схему, включающую все важные компоненты ИС</text:span><text:span text:style-name="T1"/></text:p>
        </text:list-item>
      </text:list>
      <text:p text:style-name="P6" loext:marker-style-name="T2"/>
      <text:list text:style-name="WWNum2">
        <text:list-item>
          <text:p text:style-name="P2" loext:marker-style-name="T2"><text:span text:style-name="T1">Определение предметной области:</text:span><text:span text:style-name="T1"/></text:p>
          <text:list>
            <text:list-item>
              <text:p text:style-name="P3" loext:marker-style-name="T2"><text:span text:style-name="T1">Проведите анализ и ответьте на следующие вопросы:</text:span><text:span text:style-name="T1"/></text:p>
              <text:list>
                <text:list-item>
                  <text:p text:style-name="P4" loext:marker-style-name="T2"><text:span text:style-name="T1">Какие основные процессы присутствуют в данной области?</text:span><text:span text:style-name="T1"/></text:p>
                </text:list-item>
                <text:list-item>
                  <text:p text:style-name="P4" loext:marker-style-name="T2"><text:span text:style-name="T1">Какие роли и пользователи взаимодействуют с системой?</text:span><text:span text:style-name="T1"/></text:p>
                </text:list-item>
                <text:list-item>
                  <text:p text:style-name="P4" loext:marker-style-name="T2"><text:span text:style-name="T1">Каковы основные данные, которые необходимо хранить и обрабатывать?</text:span><text:span text:style-name="T1"/></text:p>
                </text:list-item>
                <text:list-item>
                  <text:p text:style-name="P4" loext:marker-style-name="T2"><text:span text:style-name="T1">Какие внешние системы или компоненты могут взаимодействовать с вашей системой?</text:span><text:span text:style-name="T1"/></text:p>
                </text:list-item>
              </text:list>
            </text:list-item>
          </text:list>
        </text:list-item>
        <text:list-item>
          <text:p text:style-name="P2" loext:marker-style-name="T2"><text:span text:style-name="T1">Анализ ключевых бизнес-процессов:</text:span><text:span text:style-name="T1"/></text:p>
          <text:list>
            <text:list-item>
              <text:p text:style-name="P3" loext:marker-style-name="T2"><text:span text:style-name="T1">На основе предметной области определите и опишите не менее трёх ключевых бизнес-процессов</text:span><text:span text:style-name="T1"/></text:p>
            </text:list-item>
            <text:list-item>
              <text:p text:style-name="P3" loext:marker-style-name="T2"><text:span text:style-name="T1">Для каждого процесса определите:</text:span><text:span text:style-name="T1"/></text:p>
              <text:list>
                <text:list-item>
                  <text:p text:style-name="P4" loext:marker-style-name="T2"><text:span text:style-name="T1">Стартовые условия (что вызывает процесс)</text:span><text:span text:style-name="T1"/></text:p>
                </text:list-item>
                <text:list-item>
                  <text:p text:style-name="P4" loext:marker-style-name="T2"><text:span text:style-name="T1">Основные шаги (что происходит в процессе)</text:span><text:span text:style-name="T1"/></text:p>
                </text:list-item>
                <text:list-item>
                  <text:p text:style-name="P4" loext:marker-style-name="T2"><text:span text:style-name="T1">Результаты процесса (что является итогом)</text:span><text:span text:style-name="T1"/></text:p>
                </text:list-item>
              </text:list>
            </text:list-item>
          </text:list>
        </text:list-item>
        <text:list-item>
          <text:p text:style-name="P2" loext:marker-style-name="T6"><text:span text:style-name="T5">Разработка архитектурной схемы</text:span><text:span text:style-name="T6"/></text:p>
          <text:list>
            <text:list-item>
              <text:p text:style-name="P3" loext:marker-style-name="T6"><text:span text:style-name="T5">Создайте архитектурную схему вашей информационной системы, используя подходящие инструменты (например, Lucidchart, </text:span><text:a xlink:type="simple" xlink:href="https://draw.io/" office:target-frame-name="https://draw.io/" xlink:show="replace" text:style-name="ListLabel_20_28" text:visited-style-name="ListLabel_20_28"><text:span text:style-name="T7">Draw.io</text:span></text:a><text:span text:style-name="T5">, Microsoft Visio и др.).</text:span></text:p>
            </text:list-item>
            <text:list-item>
              <text:p text:style-name="P3" loext:marker-style-name="T6"><text:span text:style-name="T5">Включите в схему:</text:span><text:span text:style-name="T6"/></text:p>
              <text:list>
                <text:list-item>
                  <text:p text:style-name="P4" loext:marker-style-name="T6"><text:span text:style-name="T5">Компоненты системы (клиентская часть, серверная часть, базы данных и т.д.)</text:span><text:span text:style-name="T6"/></text:p>
                </text:list-item>
                <text:list-item>
                  <text:p text:style-name="P4" loext:marker-style-name="T6"><text:span text:style-name="T5">Взаимодействия между компонентами</text:span><text:span text:style-name="T6"/></text:p>
                </text:list-item>
                <text:list-item>
                  <text:p text:style-name="P4" loext:marker-style-name="T6"><text:span text:style-name="T5">Внешние системы, с которыми будет взаимодействовать ваша система</text:span><text:span text:style-name="T6"/></text:p>
                </text:list-item>
                <text:list-item>
                  <text:p text:style-name="P4" loext:marker-style-name="T2"><text:span text:style-name="T5">Основные потоки данных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pitch="variable"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pitch="variable"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353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Колонтитул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Выделение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0563c1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13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75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64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53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4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31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2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5-02-02T15:53:44</dc:date>
    <meta:editing-cycles>2</meta:editing-cycles>
    <meta:editing-duration>PT3M</meta:editing-duration>
    <meta:generator>LibreOffice/24.2.5.2$Linux_X86_64 LibreOffice_project/420$Build-2</meta:generator>
    <meta:document-statistic meta:table-count="0" meta:image-count="0" meta:object-count="0" meta:page-count="1" meta:paragraph-count="24" meta:word-count="173" meta:character-count="1350" meta:non-whitespace-character-count="1223"/>
    <meta:user-defined meta:name="AppVersion">15.0000</meta:user-defined>
    <meta:template xlink:type="simple" xlink:actuate="onRequest" xlink:title="Normal.dotm" xlink:href=""/>
  </office:meta>
</office:document-meta>
</file>